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</office:font-face-decls>
  <office:automatic-styles>
    <style:style style:name="P1" style:family="paragraph" style:parent-style-name="Standard"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P2" style:family="paragraph" style:parent-style-name="List_20_Bullet" style:list-style-name=""/>
    <style:style style:name="P3" style:family="paragraph" style:parent-style-name="List_20_Bullet">
      <style:paragraph-properties fo:margin-left="0.5in" fo:margin-right="0in" fo:text-indent="0in" style:auto-text-indent="false"/>
    </style:style>
    <style:style style:name="P4" style:family="paragraph" style:parent-style-name="List_20_Bullet">
      <style:paragraph-properties fo:margin-left="0.5in" fo:margin-right="0in" fo:text-indent="0in" style:auto-text-indent="false">
        <style:tab-stops>
          <style:tab-stop style:position="0.5in"/>
        </style:tab-stops>
      </style:paragraph-properties>
    </style:style>
    <style:style style:name="P5" style:family="paragraph" style:parent-style-name="List_20_Bullet" style:list-style-name="">
      <style:paragraph-properties fo:margin-left="0.25in" fo:margin-right="0in" fo:text-indent="-0.25in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style:text-line-through-style="solid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ay 6 – 2/11/2013</text:h>
      <text:p text:style-name="Standard">Topics:</text:p>
      <text:p text:style-name="List_20_Bullet">Git and Github</text:p>
      <text:p text:style-name="Standard"/>
      <text:p text:style-name="Standard">Important Concepts:</text:p>
      <text:p text:style-name="List_20_Bullet">Version control</text:p>
      <text:p text:style-name="List_20_Bullet">Git/github</text:p>
      <text:p text:style-name="List_20_Bullet">Diffs and merging</text:p>
      <text:p text:style-name="List_20_Bullet">Conflicts</text:p>
      <text:p text:style-name="Standard"/>
      <text:p text:style-name="Standard">Important Threshold Concepts:</text:p>
      <text:p text:style-name="List_20_Bullet">Git is a graph, branches are just labels</text:p>
      <text:p text:style-name="Standard"/>
      <text:p text:style-name="Standard">Weekly Home<text:span text:style-name="T1">work</text:span><text:span text:style-name="T2">fun</text:span>:</text:p>
      <text:p text:style-name="List_20_Bullet">2<text:span text:style-name="T3">nd</text:span> Blog post. 1-2 pages (500-1000 words) about your week, what you learned, something funny that happened or something about the technologies we talked about. </text:p>
      <text:p text:style-name="Standard"/>
      <text:p text:style-name="Standard">Reading to do before class:</text:p>
      <text:p text:style-name="List_20_Bullet"><text:a xlink:type="simple" xlink:href="http://try.github.com">http://try.github.com</text:a> </text:p>
      <text:p text:style-name="Standard"/>
      <text:p text:style-name="Standard">Resources:</text:p>
      <text:p text:style-name="List_20_Bullet"><text:a xlink:type="simple" xlink:href="https://help.github.com/articles/generating-ssh-keys">https://help.github.com/articles/generating-ssh-keys</text:a></text:p>
      <text:p text:style-name="List_20_Bullet"><text:a xlink:type="simple" xlink:href="https://help.github.com/">https://help.github.com/</text:a></text:p>
      <text:p text:style-name="List_20_Bullet"><text:a xlink:type="simple" xlink:href="https://github.com/defunkt/hub">https://github.com/defunkt/hub</text:a></text:p>
      <text:p text:style-name="List_20_Bullet"/>
      <text:p text:style-name="Standard"/>
      <text:p text:style-name="Standard">Exercises:</text:p>
      <text:p text:style-name="Standard">Easy:</text:p>
      <text:p text:style-name="List_20_Bullet">Generate an ssh key and upload it to your account on github. Test it out with `ssh -T <text:a xlink:type="simple" xlink:href="mailto:git@github.com%60">git@github.com`</text:a></text:p>
      <text:p text:style-name="List_20_Bullet">Add a repo, check it out locally, move your files in. Let github generate a .gitignore file for you.</text:p>
      <text:p text:style-name="List_20_Bullet">Create some text files with at least 3 lines in them. Add, commit, and push them to github.</text:p>
      <text:p text:style-name="List_20_Bullet">Edit these files. Add, commit, then push to github. Look at the commits tab to see what a diff is.</text:p>
      <text:p text:style-name="List_20_Bullet">Edit these files on github directly. Edit some other line in the same file locally then try to add, commit, and push. Pull down changes then push.</text:p>
      <text:p text:style-name="List_20_Bullet">Edit on github again, but this time edit the same line locally. Try to add, commit and push. Pull down changes, fix merge conflict, then commit and push.</text:p>
      <text:p text:style-name="Standard"/>
      <text:p text:style-name="Standard"><text:soft-page-break/>Medium:</text:p>
      <text:p text:style-name="List_20_Bullet">Working with others:</text:p>
      <text:p text:style-name="P4">Create a repo on github and give your pair access to the repo</text:p>
      <text:p text:style-name="P4">Have them check out the repo locally. Make sure that they can commit to your repo.</text:p>
      <text:p text:style-name="P3">Following the easy example, create a file locally, push it to github.</text:p>
      <text:p text:style-name="P3">Edit that file on github, then edit the same line on both machines locally. Try to push both machines up to github and see an octopus merge.</text:p>
      <text:p text:style-name="P3">Create a branch, add some files, then push to github. Have your pair pull down that branch and push some changes.</text:p>
      <text:p text:style-name="P3">Merge this branch back into master and push to origin.</text:p>
      <text:p text:style-name="List_20_Bullet">Rebasing instead of merging:</text:p>
      <text:p text:style-name="P4">Have your pair change some files and push to github</text:p>
      <text:p text:style-name="P3">Instead of using `git pull` try `git fetch origin &amp;&amp; git rebase origin/master`</text:p>
      <text:p text:style-name="P3">Look at the `git log` and figure out what's different.</text:p>
      <text:p text:style-name="Standard"/>
      <text:p text:style-name="Standard">Hard:</text:p>
      <text:p text:style-name="List_20_Bullet">Pull requests:</text:p>
      <text:p text:style-name="P4">Create a repo, do not give your pair access to the repo. Have them fork the repo, and push changes to that repo.</text:p>
      <text:p text:style-name="P4">Have your pair make a pull request and accept it.</text:p>
      <text:p text:style-name="P4">Do a code review and leave a comment on a line and on the commit.</text:p>
      <text:p text:style-name="P4">Have your pair 'fix' the concerns in your comments and push. How does this show up in the history?</text:p>
      <text:p text:style-name="P4">Finally, install `hub` and generate a pull request from the command line. (https://github.com/defunkt/hub)</text:p>
      <text:p text:style-name="List_20_Bullet">Rebase squash:</text:p>
      <text:p text:style-name="P4">Make a series of commits in a branch, push to origin. Make sure your pair checks out and pulls down this branch locally.</text:p>
      <text:p text:style-name="P4">Do a git log and select the sha before your first commit</text:p>
      <text:p text:style-name="P4">Do a `git rebase -i &lt;sha&gt;`. 'pick' the first line, 'squash' all the others. Exit your editor and save.</text:p>
      <text:p text:style-name="P4">Force push this new commit to github. (This will rewrite history breaking anyone else connected to your branch)</text:p>
      <text:p text:style-name="P4">Have your pair try to pull down the changes, what goes wrong?</text:p>
      <text:p text:style-name="P4">Have your pair `git fetch origin &amp;&amp; git reset --hard origin/&lt;branch-name&gt;`. They need to blow away their local history before they can continue.</text:p>
      <text:p text:style-name="P1"/>
      <text:h text:style-name="P6" text:outline-level="1">Day 7 – 2/12/2013</text:h>
      <text:p text:style-name="Standard">Topics: </text:p>
      <text:p text:style-name="List_20_Bullet">HTML with Middleman</text:p>
      <text:p text:style-name="P5"/>
      <text:p text:style-name="P5">Tours:</text:p>
      <text:p text:style-name="List_20_Bullet">CrowdCompass</text:p>
      <text:p text:style-name="P5"/>
      <text:p text:style-name="Standard">Important concepts:</text:p>
      <text:p text:style-name="List_20_Bullet">Middleman</text:p>
      <text:p text:style-name="List_20_Bullet">html5shiv</text:p>
      <text:p text:style-name="List_20_Bullet">Code interpolation</text:p>
      <text:p text:style-name="Standard"/>
      <text:p text:style-name="Standard">Important threshold concepts:</text:p>
      <text:p text:style-name="List_20_Bullet">None</text:p>
      <text:p text:style-name="Standard"/>
      <text:p text:style-name="Standard">Reading to do before class:</text:p>
      <text:p text:style-name="List_20_Bullet"><text:a xlink:type="simple" xlink:href="http://diveintohtml5.info/semantics.html">http://diveintohtml5.info/semantics.html</text:a></text:p>
      <text:p text:style-name="List_20_Bullet"><text:a xlink:type="simple" xlink:href="http://middlemanapp.com/getting-started/">http://middlemanapp.com/getting-started/</text:a></text:p>
      <text:p text:style-name="List_20_Bullet">Finish HTML on Treehouse</text:p>
      <text:p text:style-name="P5"/>
      <text:p text:style-name="P5">Resources:</text:p>
      <text:p text:style-name="List_20_Bullet"><text:a xlink:type="simple" xlink:href="http://html5please.com">http://html5please.com</text:a></text:p>
      <text:p text:style-name="List_20_Bullet"><text:a xlink:type="simple" xlink:href="http://code.google.com/p/html5shiv/">http://code.google.com/p/html5shiv/</text:a></text:p>
      <text:p text:style-name="List_20_Bullet"><text:a xlink:type="simple" xlink:href="http://middlemanapp.com/templates/">http://middlemanapp.com/templates/</text:a></text:p>
      <text:p text:style-name="List_20_Bullet"><text:a xlink:type="simple" xlink:href="http://middlemanapp.com/pretty-urls/">http://middlemanapp.com/pretty-urls/</text:a></text:p>
      <text:p text:style-name="List_20_Bullet"><text:a xlink:type="simple" xlink:href="http://middlemanapp.com/advanced/rack-middleware/">http://middlemanapp.com/advanced/rack-middleware/</text:a></text:p>
      <text:p text:style-name="List_20_Bullet"><text:a xlink:type="simple" xlink:href="http://middlemanapp.com/advanced/sitemap/">http://middlemanapp.com/advanced/sitemap/</text:a></text:p>
      <text:p text:style-name="P2"/>
      <text:p text:style-name="P2">Exercises:</text:p>
      <text:p text:style-name="Standard">Easy:</text:p>
      <text:p text:style-name="List_20_Bullet">Create a valid html5 document with correct doctype, html tag, favicon, and auto-discover rss tag.</text:p>
      <text:p text:style-name="List_20_Bullet">Use 5 of the new html5 elements. Fill them with hipster ipsum and placekittens</text:p>
      <text:p text:style-name="List_20_Bullet">Include the html5shiv or Modernizr</text:p>
      <text:p text:style-name="List_20_Bullet">Research 3 new sublime shortcuts that would make creating html easier</text:p>
      <text:p text:style-name="Standard"/>
      <text:p text:style-name="Standard">Medium:</text:p>
      <text:p text:style-name="List_20_Bullet">Install middleman and convert your html5 page. Use a central layout file. (make sure to use the --rack option when creating your middleman folder)</text:p>
      <text:p text:style-name="List_20_Bullet">Start the middleman server and revel in LiveReload.</text:p>
      <text:p text:style-name="List_20_Bullet">Use an iterator in your markup to output FizzBuzz to a page</text:p>
      <text:p text:style-name="Standard"/>
      <text:p text:style-name="Standard"><text:soft-page-break/>Hard: </text:p>
      <text:p text:style-name="List_20_Bullet">Use TryStatic to allow us to use URLs without .html on the end</text:p>
      <text:p text:style-name="List_20_Bullet">Create an app on Heroku and deploy this code there (this is why we needed the --rack option earlier)</text:p>
      <text:p text:style-name="List_20_Bullet">Add in a syntax highlighter using Rack</text:p>
      <text:p text:style-name="List_20_Bullet">Research how to use the sitemap generator built into middleman</text:p>
      <text:p text:style-name="Standard"/>
      <text:h text:style-name="P6" text:outline-level="1">Day 8 – 2/13/2013</text:h>
      <text:p text:style-name="Standard">Topics:</text:p>
      <text:p text:style-name="List_20_Bullet">CSS3</text:p>
      <text:p text:style-name="P5"/>
      <text:p text:style-name="Standard">Important Concepts:</text:p>
      <text:p text:style-name="List_20_Bullet">Display styles &amp; floats</text:p>
      <text:p text:style-name="List_20_Bullet">CSS3 styles</text:p>
      <text:p text:style-name="List_20_Bullet">Vendor prefixes</text:p>
      <text:p text:style-name="List_20_Bullet">Polyfills/fallbacks</text:p>
      <text:p text:style-name="List_20_Bullet">Grids</text:p>
      <text:p text:style-name="Standard"/>
      <text:p text:style-name="Standard">Important Threshold Concepts:</text:p>
      <text:p text:style-name="List_20_Bullet">Floats</text:p>
      <text:p text:style-name="Standard"/>
      <text:p text:style-name="Standard">Reading to do before class:</text:p>
      <text:p text:style-name="List_20_Bullet"><text:a xlink:type="simple" xlink:href="http://remysharp.com/2010/10/08/what-is-a-polyfill/">http://remysharp.com/2010/10/08/what-is-a-polyfill/</text:a> </text:p>
      <text:p text:style-name="List_20_Bullet">Finish CSS Deep Dive on Treehouse</text:p>
      <text:p text:style-name="Standard"/>
      <text:p text:style-name="Standard">Resources:</text:p>
      <text:p text:style-name="List_20_Bullet"><text:a xlink:type="simple" xlink:href="https://github.com/Modernizr/Modernizr/wiki/HTML5-Cross-browser-Polyfills">https://github.com/Modernizr/Modernizr/wiki/HTML5-Cross-browser-Polyfills</text:a></text:p>
      <text:p text:style-name="List_20_Bullet"><text:a xlink:type="simple" xlink:href="https://github.com/Modernizr/Modernizr">https://github.com/Modernizr/Modernizr</text:a> </text:p>
      <text:p text:style-name="Standard"/>
      <text:p text:style-name="Standard">Exercises:</text:p>
      <text:p text:style-name="Standard">Easy:</text:p>
      <text:p text:style-name="List_20_Bullet">Using the site from yesterday, set the content to 960px wide and center it.</text:p>
      <text:p text:style-name="List_20_Bullet">Add in 4 sections with 4 divs. Each div has a different color. Set each of these divs to a different display: block/inline/inline-block/none</text:p>
      <text:p text:style-name="List_20_Bullet">Add in 4 more of these sections. Make them all display block and play with `float: left`, `float: right`, and clearfix.</text:p>
      <text:p text:style-name="List_20_Bullet">Finally, add in 2 more of these sections and play with display absolute, display relative, and the top/left attributes.</text:p>
      <text:p text:style-name="Standard"/>
      <text:p text:style-name="Standard">Medium:</text:p>
      <text:p text:style-name="List_20_Bullet">Add in a grid framework like 960.gs, frameless, or Bootstrap</text:p>
      <text:p text:style-name="List_20_Bullet">Once you have a grid, make your site look reasonable. Add in a top nav, a left nav, a couple sections, and change the colors so that we don't all have bootstrap blue websites!</text:p>
      <text:p text:style-name="List_20_Bullet">Add in some rounded corners and box shadows using proper vendor prefixes. Find one extra CSS3 element that you think is neat so we can share that.</text:p>
      <text:p text:style-name="Standard"/>
      <text:p text:style-name="Standard">Hard:</text:p>
      <text:p text:style-name="List_20_Bullet"><text:soft-page-break/>Add in modernizr and remove the html5shiv. Find an html5 api that isn't supported in one of your browsers and try to add it. You may have to run parallels.</text:p>
      <text:p text:style-name="List_20_Bullet">Experiment with pushState or add in a proper media element. How does the media element differ between browsers?</text:p>
      <text:p text:style-name="Standard"/>
      <text:h text:style-name="P6" text:outline-level="1">Day 9 – 2/13/2013</text:h>
      <text:p text:style-name="Standard">Topics:</text:p>
      <text:p text:style-name="List_20_Bullet">Ruby</text:p>
      <text:p text:style-name="Standard"/>
      <text:p text:style-name="Standard">Tours:</text:p>
      <text:p text:style-name="List_20_Bullet">Burnside Digital</text:p>
      <text:p text:style-name="Standard"><text:bookmark text:name="_GoBack"/></text:p>
      <text:p text:style-name="Standard">Important Concepts:</text:p>
      <text:p text:style-name="List_20_Bullet">Different types of variables (constant, global, instance, local, class)</text:p>
      <text:p text:style-name="List_20_Bullet">Different types of methods (global, instance, class)</text:p>
      <text:p text:style-name="List_20_Bullet">Looping</text:p>
      <text:p text:style-name="List_20_Bullet">Blocks and creating functions that use them</text:p>
      <text:p text:style-name="List_20_Bullet">Lambdas</text:p>
      <text:p text:style-name="Standard"/>
      <text:p text:style-name="Standard">Important Threshold Concepts:</text:p>
      <text:p text:style-name="List_20_Bullet">Blocks and yielding</text:p>
      <text:p text:style-name="Standard"/>
      <text:p text:style-name="Standard">Reading to do before class:</text:p>
      <text:p text:style-name="List_20_Bullet">Treehouse: Loops, methods, blocks, procs &amp; lambdas</text:p>
      <text:p text:style-name="Standard"/>
      <text:p text:style-name="Standard">Resources:</text:p>
      <text:p text:style-name="List_20_Bullet"><text:a xlink:type="simple" xlink:href="http://www.codecademy.com/tracks/ruby">http://www.codecademy.com/tracks/ruby</text:a> </text:p>
      <text:p text:style-name="List_20_Bullet"><text:a xlink:type="simple" xlink:href="http://www.codecademy.com/courses/ruby-beginner-en-XYcN1?curriculum_id=5059f8619189a5000201fbcb">http://www.codecademy.com/courses/ruby-beginner-en-XYcN1</text:a></text:p>
      <text:p text:style-name="List_20_Bullet"><text:a xlink:type="simple" xlink:href="http://www.codecademy.com/courses/ruby-beginner-en-ET4bU">http://www.codecademy.com/courses/ruby-beginner-en-ET4bU</text:a> </text:p>
      <text:p text:style-name="List_20_Bullet"><text:a xlink:type="simple" xlink:href="http://www.codecademy.com/courses/ruby-beginner-en-L3ZCI">http://www.codecademy.com/courses/ruby-beginner-en-L3ZCI</text:a> </text:p>
      <text:p text:style-name="Standard"/>
      <text:p text:style-name="Standard">Exercises:</text:p>
      <text:p text:style-name="Standard">Easy homework:</text:p>
      <text:p text:style-name="List_20_Bullet">Classes, variables, and methods:</text:p>
      <text:p text:style-name="P4">Create an HQ9F class (http://esolangs.org/wiki/HQ9_Plus)</text:p>
      <text:p text:style-name="P4">Outside the class create the method h.</text:p>
      <text:p text:style-name="P4">Inside this class, create methods, _99, and f.</text:p>
      <text:p text:style-name="P4">h should simply print out "Hello World!" and quit</text:p>
      <text:p text:style-name="P4">_99 should take 1 variable, how many bottles of beer on the wall</text:p>
      <text:p text:style-name="P4">f should take 3 arguments, min, max, and substitutions, and print out FizzBuzz.</text:p>
      <text:p text:style-name="List_20_Bullet">Examples of usage</text:p>
      <text:p text:style-name="P4">h # (this is a global function)</text:p>
      <text:p text:style-name="P4">HQ9F._99(99) # (this is a class method)</text:p>
      <text:p text:style-name="P4">win = HQ9F.new</text:p>
      <text:p text:style-name="P4">win.f(1, 100, {3: 'Chunky', 7: 'Bacon', 17: 'HeartPCS'}) # (this is an instance method)</text:p>
      <text:p text:style-name="Standard"><text:soft-page-break/></text:p>
      <text:p text:style-name="Standard">Medium homework:</text:p>
      <text:p text:style-name="List_20_Bullet">Modules:</text:p>
      <text:p text:style-name="P4">Add `each` to your HQ9F class and `include Enumerable`</text:p>
      <text:p text:style-name="P4">The class should use an array internally as storage</text:p>
      <text:p text:style-name="P4">Once `each` works, try using reject or map to look at the internal state of the array</text:p>
      <text:p text:style-name="List_20_Bullet">Lambdas:</text:p>
      <text:p text:style-name="P4">Create a method on HQ9F called push_lambda that puts a lambda onto a stack. Pop pulls it off of that stack and `call`s it.</text:p>
      <text:p text:style-name="Standard"/>
      <text:p text:style-name="Standard">Hard homework:</text:p>
      <text:p text:style-name="List_20_Bullet">Add a q method to HQ9F which prints out the source code of the file. This is called a quine.</text:p>
      <text:p text:style-name="List_20_Bullet">See if you can do this without using IO.read to just read the source file. :)</text:p>
      <text:p text:style-name="Standard"/>
      <text:h text:style-name="P6" text:outline-level="1">Day 10 – 2/14/2013</text:h>
      <text:p text:style-name="Standard">Topics:</text:p>
      <text:p text:style-name="List_20_Bullet">Wrapping it all up</text:p>
      <text:p text:style-name="List_20_Bullet">Review of the week</text:p>
      <text:p text:style-name="List_20_Bullet">Retrospective</text:p>
      <text:p text:style-name="List_20_Bullet">1-on-1’s / Catchup time</text:p>
      <text:p text:style-name="List_20_Bullet">Networking points report</text:p>
      <text:p text:style-name="List_20_Bullet">Go</text:p>
      <text:p text:style-name="List_20_Bullet">Teambuilding / Leadership com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 Neue Light" svg:font-family="'Helvetica Neue Ligh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Arial Unicode M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Helvetica Neue Ligh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Bullet" style:display-name="List Bullet" style:family="paragraph" style:parent-style-name="Standard" style:default-outline-level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15in" fo:margin-left="0.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15in" fo:margin-left="0.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5in" fo:margin-left="0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</meta:initial-creator>
    <meta:editing-cycles>10</meta:editing-cycles>
    <meta:creation-date>2013-02-09T20:49:00</meta:creation-date>
    <dc:date>2013-02-11T11:04:30</dc:date>
    <meta:editing-duration>PT1M14S</meta:editing-duration>
    <meta:generator>OpenOffice.org/3.4.1$Unix OpenOffice.org_project/341m1$Build-9593</meta:generator>
    <meta:document-statistic meta:table-count="0" meta:image-count="0" meta:object-count="0" meta:page-count="9" meta:paragraph-count="172" meta:word-count="1232" meta:character-count="77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